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25603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684" calcext:value-type="float">
            <text:p>51.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5603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272" calcext:value-type="float">
            <text:p>52.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5603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272" calcext:value-type="float">
            <text:p>52.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5603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4168" calcext:value-type="float">
            <text:p>51.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5603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6736" calcext:value-type="float">
            <text:p>51.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5603</text:p>
          </table:table-cell>
          <table:table-cell office:value-type="string" calcext:value-type="string">
            <text:p>201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588" calcext:value-type="float">
            <text:p>51.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5603</text:p>
          </table:table-cell>
          <table:table-cell office:value-type="string" calcext:value-type="string">
            <text:p>2018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7592" calcext:value-type="float">
            <text:p>51.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5603</text:p>
          </table:table-cell>
          <table:table-cell office:value-type="string" calcext:value-type="string">
            <text:p>201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7592" calcext:value-type="float">
            <text:p>51.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5603</text:p>
          </table:table-cell>
          <table:table-cell office:value-type="string" calcext:value-type="string">
            <text:p>2016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9972" calcext:value-type="float">
            <text:p>51.0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5603</text:p>
          </table:table-cell>
          <table:table-cell office:value-type="string" calcext:value-type="string">
            <text:p>2015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826" calcext:value-type="float">
            <text:p>51.2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5603</text:p>
          </table:table-cell>
          <table:table-cell office:value-type="string" calcext:value-type="string">
            <text:p>201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976" calcext:value-type="float">
            <text:p>51.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5603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688" calcext:value-type="float">
            <text:p>51.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5603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728" calcext:value-type="float">
            <text:p>50.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5603</text:p>
          </table:table-cell>
          <table:table-cell office:value-type="string" calcext:value-type="string">
            <text:p>201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864" calcext:value-type="float">
            <text:p>50.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5603</text:p>
          </table:table-cell>
          <table:table-cell office:value-type="string" calcext:value-type="string">
            <text:p>201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5603</text:p>
          </table:table-cell>
          <table:table-cell office:value-type="string" calcext:value-type="string">
            <text:p>200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9784" calcext:value-type="float">
            <text:p>51.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5603</text:p>
          </table:table-cell>
          <table:table-cell office:value-type="string" calcext:value-type="string">
            <text:p>200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5603</text:p>
          </table:table-cell>
          <table:table-cell office:value-type="string" calcext:value-type="string">
            <text:p>2006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72" calcext:value-type="float">
            <text:p>49.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5603</text:p>
          </table:table-cell>
          <table:table-cell office:value-type="string" calcext:value-type="string">
            <text:p>2005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232" calcext:value-type="float">
            <text:p>49.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5603</text:p>
          </table:table-cell>
          <table:table-cell office:value-type="string" calcext:value-type="string">
            <text:p>200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5088" calcext:value-type="float">
            <text:p>48.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5603</text:p>
          </table:table-cell>
          <table:table-cell office:value-type="string" calcext:value-type="string">
            <text:p>200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608" calcext:value-type="float">
            <text:p>48.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5603</text:p>
          </table:table-cell>
          <table:table-cell office:value-type="string" calcext:value-type="string">
            <text:p>200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936" calcext:value-type="float">
            <text:p>48.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5603</text:p>
          </table:table-cell>
          <table:table-cell office:value-type="string" calcext:value-type="string">
            <text:p>200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264" calcext:value-type="float">
            <text:p>47.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5603</text:p>
          </table:table-cell>
          <table:table-cell office:value-type="string" calcext:value-type="string">
            <text:p>200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212" calcext:value-type="float">
            <text:p>47.4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5603</text:p>
          </table:table-cell>
          <table:table-cell office:value-type="string" calcext:value-type="string">
            <text:p>200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4" calcext:value-type="float">
            <text:p>47.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5603</text:p>
          </table:table-cell>
          <table:table-cell office:value-type="string" calcext:value-type="string">
            <text:p>199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5603</text:p>
          </table:table-cell>
          <table:table-cell office:value-type="string" calcext:value-type="string">
            <text:p>199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584" calcext:value-type="float">
            <text:p>46.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5603</text:p>
          </table:table-cell>
          <table:table-cell office:value-type="string" calcext:value-type="string">
            <text:p>1996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9384" calcext:value-type="float">
            <text:p>43.8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5603</text:p>
          </table:table-cell>
          <table:table-cell office:value-type="string" calcext:value-type="string">
            <text:p>199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112" calcext:value-type="float">
            <text:p>43.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5603</text:p>
          </table:table-cell>
          <table:table-cell office:value-type="string" calcext:value-type="string">
            <text:p>199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5072" calcext:value-type="float">
            <text:p>42.1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5603</text:p>
          </table:table-cell>
          <table:table-cell office:value-type="string" calcext:value-type="string">
            <text:p>199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0816" calcext:value-type="float">
            <text:p>41.5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5603</text:p>
          </table:table-cell>
          <table:table-cell office:value-type="string" calcext:value-type="string">
            <text:p>199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0128" calcext:value-type="float">
            <text:p>37.60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5603</text:p>
          </table:table-cell>
          <table:table-cell office:value-type="string" calcext:value-type="string">
            <text:p>199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0592" calcext:value-type="float">
            <text:p>36.7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5603</text:p>
          </table:table-cell>
          <table:table-cell office:value-type="string" calcext:value-type="string">
            <text:p>198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4896" calcext:value-type="float">
            <text:p>36.12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5603</text:p>
          </table:table-cell>
          <table:table-cell office:value-type="string" calcext:value-type="string">
            <text:p>198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508" calcext:value-type="float">
            <text:p>36.8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5603</text:p>
          </table:table-cell>
          <table:table-cell office:value-type="string" calcext:value-type="string">
            <text:p>1987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424" calcext:value-type="float">
            <text:p>41.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5603</text:p>
          </table:table-cell>
          <table:table-cell office:value-type="string" calcext:value-type="string">
            <text:p>198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5376" calcext:value-type="float">
            <text:p>39.9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5603</text:p>
          </table:table-cell>
          <table:table-cell office:value-type="string" calcext:value-type="string">
            <text:p>198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9312" calcext:value-type="float">
            <text:p>37.92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5603</text:p>
          </table:table-cell>
          <table:table-cell office:value-type="string" calcext:value-type="string">
            <text:p>197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9288" calcext:value-type="float">
            <text:p>34.6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5603</text:p>
          </table:table-cell>
          <table:table-cell office:value-type="string" calcext:value-type="string">
            <text:p>197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5603</text:p>
          </table:table-cell>
          <table:table-cell office:value-type="string" calcext:value-type="string">
            <text:p>197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5603</text:p>
          </table:table-cell>
          <table:table-cell office:value-type="string" calcext:value-type="string">
            <text:p>197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5904" calcext:value-type="float">
            <text:p>31.2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4" meta:object-count="0"/>
    <meta:user-defined meta:name="AppVersion">3.0</meta:user-defined>
  </office:meta>
</office:document-meta>
</file>